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4.373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Category Number</text:p>
          </table:table-cell>
          <table:table-cell table:style-name="ce1" office:value-type="string">
            <text:p>Specifica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rst Hardwar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cessed Component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sembled Component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ocesses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2012-07-19</text:date>, <text:time>23:2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9T22:18:25.60</meta:creation-date>
    <dc:date>2012-07-19T23:23:22.76</dc:date>
    <meta:editing-duration>PT15M7S</meta:editing-duration>
    <meta:editing-cycles>7</meta:editing-cycles>
    <meta:generator>LibreOffice/3.3$Win32 LibreOffice_project/330m19$Build-202</meta:generator>
    <meta:document-statistic meta:table-count="3" meta:cell-count="10" meta:object-count="0"/>
  </office:meta>
</office:document-meta>
</file>